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0000001CF00000015519FDB98.gif" manifest:media-type="image/gif"/>
  <manifest:file-entry manifest:full-path="Pictures/10000200000001AA00000015FDE5A2DA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ddd2" officeooo:paragraph-rsid="0015ddd2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ddd2" officeooo:paragraph-rsid="00199b6b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7bd66" officeooo:paragraph-rsid="0017bd66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7bd66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cb961" officeooo:paragraph-rsid="001cb961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f1744" officeooo:paragraph-rsid="001f174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2657c" officeooo:paragraph-rsid="0022657c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499c2" officeooo:paragraph-rsid="002499c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ed233" officeooo:paragraph-rsid="002ed233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02ef0" officeooo:paragraph-rsid="00302ef0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3040c4" officeooo:paragraph-rsid="003040c4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308fb" officeooo:paragraph-rsid="003308fb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43f2c" officeooo:paragraph-rsid="00343f2c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34830e" officeooo:paragraph-rsid="0034830e" style:font-size-asian="12pt" style:font-size-complex="12pt"/>
    </style:style>
    <style:style style:name="P15" style:family="paragraph" style:parent-style-name="Standard">
      <style:text-properties style:font-name="Liberation Serif" fo:font-size="12pt" fo:font-weight="normal" officeooo:rsid="001f1744" officeooo:paragraph-rsid="001cb961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1f1744" officeooo:paragraph-rsid="001f1744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rsid="0028bad7" officeooo:paragraph-rsid="0028bad7"/>
    </style:style>
    <style:style style:name="P18" style:family="paragraph" style:parent-style-name="Standard">
      <style:text-properties style:font-name="Liberation Serif1" fo:font-weight="normal" officeooo:rsid="0028bad7" officeooo:paragraph-rsid="0028bad7" style:font-weight-asian="normal" style:font-weight-complex="normal"/>
    </style:style>
    <style:style style:name="P19" style:family="paragraph" style:parent-style-name="Preformatted_20_Text">
      <style:text-properties style:font-name="Liberation Serif" fo:font-size="12pt" officeooo:rsid="00126101" officeooo:paragraph-rsid="002499c2" style:font-size-asian="12pt" style:font-size-complex="12pt"/>
    </style:style>
    <style:style style:name="P20" style:family="paragraph" style:parent-style-name="Preformatted_20_Text">
      <style:text-properties style:font-name="Liberation Serif" fo:font-size="12pt" officeooo:rsid="002499c2" officeooo:paragraph-rsid="002499c2" style:font-size-asian="12pt" style:font-size-complex="12pt"/>
    </style:style>
    <style:style style:name="P21" style:family="paragraph" style:parent-style-name="Preformatted_20_Text">
      <style:text-properties style:font-name="Liberation Serif" fo:font-size="12pt" officeooo:rsid="00264039" officeooo:paragraph-rsid="00264039" style:font-size-asian="12pt" style:font-size-complex="12pt"/>
    </style:style>
    <style:style style:name="P22" style:family="paragraph" style:parent-style-name="Preformatted_20_Text">
      <style:text-properties style:font-name="Liberation Serif" fo:font-size="12pt" officeooo:rsid="0026b528" officeooo:paragraph-rsid="0026b528" style:font-size-asian="12pt" style:font-size-complex="12pt"/>
    </style:style>
    <style:style style:name="P23" style:family="paragraph" style:parent-style-name="Preformatted_20_Text">
      <style:text-properties style:font-name="Liberation Serif" fo:font-size="12pt" officeooo:rsid="002807e5" officeooo:paragraph-rsid="002807e5" style:font-size-asian="12pt" style:font-size-complex="12pt"/>
    </style:style>
    <style:style style:name="P24" style:family="paragraph" style:parent-style-name="Preformatted_20_Text">
      <style:text-properties style:font-name="Liberation Serif" fo:font-size="12pt" officeooo:rsid="002b82a1" officeooo:paragraph-rsid="002b82a1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f1744" officeooo:paragraph-rsid="001f1744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302ef0" officeooo:paragraph-rsid="0040004a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302ef0" officeooo:paragraph-rsid="004204e7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302ef0" officeooo:paragraph-rsid="0046dceb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302ef0" officeooo:paragraph-rsid="00494e9f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302ef0" officeooo:paragraph-rsid="004a50e6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302ef0" officeooo:paragraph-rsid="004b8a6e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502d51" officeooo:paragraph-rsid="0050a637" style:font-size-asian="12pt" style:font-size-complex="12pt"/>
    </style:style>
    <style:style style:name="P33" style:family="paragraph" style:parent-style-name="Standard">
      <style:text-properties style:font-name="Liberation Serif" fo:font-size="12pt" officeooo:paragraph-rsid="0017bd66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2ed233" officeooo:paragraph-rsid="002ed233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51d5dd" officeooo:paragraph-rsid="0051d5dd" style:font-size-asian="12pt" style:font-size-complex="12pt"/>
    </style:style>
    <style:style style:name="P36" style:family="paragraph" style:parent-style-name="Standard">
      <style:text-properties style:font-name="Liberation Serif" fo:font-size="12pt" fo:font-weight="normal" officeooo:rsid="001f1744" officeooo:paragraph-rsid="001f1744" style:font-size-asian="12pt" style:font-weight-asian="normal" style:font-size-complex="12pt" style:font-weight-complex="normal"/>
    </style:style>
    <style:style style:name="T1" style:family="text">
      <style:text-properties officeooo:rsid="0017bd66"/>
    </style:style>
    <style:style style:name="T2" style:family="text">
      <style:text-properties fo:font-weight="bold" officeooo:rsid="0017bd6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bd66" style:font-weight-asian="normal" style:font-weight-complex="normal"/>
    </style:style>
    <style:style style:name="T5" style:family="text">
      <style:text-properties fo:font-weight="normal" officeooo:rsid="00199b6b" style:font-weight-asian="normal" style:font-weight-complex="normal"/>
    </style:style>
    <style:style style:name="T6" style:family="text">
      <style:text-properties fo:font-weight="normal" officeooo:rsid="001b3c09" style:font-weight-asian="normal" style:font-weight-complex="normal"/>
    </style:style>
    <style:style style:name="T7" style:family="text">
      <style:text-properties fo:font-weight="normal" officeooo:rsid="001db865" style:font-weight-asian="normal" style:font-weight-complex="normal"/>
    </style:style>
    <style:style style:name="T8" style:family="text">
      <style:text-properties fo:font-weight="normal" officeooo:rsid="001f1744" style:font-weight-asian="normal" style:font-weight-complex="normal"/>
    </style:style>
    <style:style style:name="T9" style:family="text">
      <style:text-properties officeooo:rsid="00354a2b"/>
    </style:style>
    <style:style style:name="T10" style:family="text">
      <style:text-properties officeooo:rsid="0035d776"/>
    </style:style>
    <style:style style:name="T11" style:family="text">
      <style:text-properties officeooo:rsid="003ca718"/>
    </style:style>
    <style:style style:name="T12" style:family="text">
      <style:text-properties officeooo:rsid="003e7850"/>
    </style:style>
    <style:style style:name="T13" style:family="text">
      <style:text-properties officeooo:rsid="004000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Jiaming Chen</text:p>
      <text:p text:style-name="P35">ML HW4</text:p>
      <text:p text:style-name="P11">Problem 1</text:p>
      <text:p text:style-name="P13">1. <text:span text:style-name="T11">[3,4]</text:span></text:p>
      <text:p text:style-name="P13"><text:tab/></text:p>
      <text:p text:style-name="P14">2. <text:span text:style-name="T9">Xc = X – Xbar = [-3,-4; 0,0; 3,4] </text:span></text:p>
      <text:p text:style-name="P14"><text:tab/><text:span text:style-name="T10">Xc' * Xc / m = [18,24;24,32]/3 = [6,8;8,10.67]</text:span></text:p>
      <text:p text:style-name="P14"/>
      <text:p text:style-name="P12">3.</text:p>
      <text:p text:style-name="P12">The follow graph is a line that best fit the three points. Since the line fits the points perfectly, <text:s/>there will be no reconstruction error.</text:p>
      <text:p text:style-name="P12"/>
      <text:p text:style-name="P12"><draw:frame draw:style-name="fr2" draw:name="Object3" text:anchor-type="paragraph" svg:width="6.2992in" svg:height="3.542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>Problem 2</text:p>
      <text:p text:style-name="P3">1.</text:p>
      <text:p text:style-name="P4"><text:tab/></text:p>
      <text:p text:style-name="P4"/>
      <text:p text:style-name="P4"/>
      <text:p text:style-name="P4"/>
      <text:p text:style-name="P4"/>
      <text:p text:style-name="P1"/>
      <text:p text:style-name="P2"><text:tab/><text:span text:style-name="T1">We will select </text:span>θ <text:span text:style-name="T1">that maximizes the product of all the probability. </text:span><text:span text:style-name="T2"><text:s/></text:span><text:span text:style-name="T4"><text:s/></text:span><text:span text:style-name="T3">Θ </text:span><text:span text:style-name="T5">includes </text:span><text:span text:style-name="T6">mean, p, and covariance</text:span></text:p>
      <text:p text:style-name="P2"/>
      <text:p text:style-name="P5"><text:span text:style-name="T6">2. </text:span><text:span text:style-name="T7"><text:tab/></text:span><text:span text:style-name="T8">p1 = (1 + .4 + 0) / 3 = 0.467</text:span></text:p>
      <text:p text:style-name="P15"><text:tab/>p2 = (0 + 0.6 + 1)/3 = 0.533</text:p>
      <text:p text:style-name="P5"/>
      <text:p text:style-name="P16">3.<text:tab/>μ1 = (1 * 1 + 0.4 * 10 + 0 * 20)/ 1.4 = 3.57</text:p>
      <text:p text:style-name="P16"><text:tab/>μ2 = (0 * 1 + 0.6 * 10 + 1 * 20)/ 1.6 = 16.25</text:p>
      <text:p text:style-name="P6"/>
      <text:p text:style-name="P16"><text:soft-page-break/>4.</text:p>
      <text:p text:style-name="P16"><draw:frame draw:style-name="fr1" draw:name="Image4" text:anchor-type="paragraph" svg:x="0.6736in" svg:y="0.089in" svg:width="4.4374in" svg:height="0.2189in" draw:z-index="4"><draw:image xlink:href="Pictures/10000200000001AA00000015FDE5A2DA.gif" xlink:type="simple" xlink:show="embed" xlink:actuate="onLoad"/></draw:frame><text:tab/></text:p>
      <text:p text:style-name="P6"><draw:frame draw:style-name="fr1" draw:name="Image3" text:anchor-type="paragraph" svg:x="0.5744in" svg:y="0.1154in" svg:width="4.8228in" svg:height="0.2189in" draw:z-index="0"><draw:image xlink:href="Pictures/10000200000001CF00000015519FDB98.gif" xlink:type="simple" xlink:show="embed" xlink:actuate="onLoad"/></draw:frame></text:p>
      <text:p text:style-name="P6"/>
      <text:p text:style-name="P6"/>
      <text:p text:style-name="P7">E Step</text:p>
      <text:p text:style-name="P9">1.</text:p>
      <text:p text:style-name="P9"/>
      <text:p text:style-name="P9"/>
      <text:p text:style-name="P10"/>
      <text:p text:style-name="P28">2.<text:tab/><text:span text:style-name="T12">P(x1 in G1) = 1/(sqrt((2pi)^3*16.531)) exp(-(1-3.57)^2/(2*16.531))*0.467 = 0.00597</text:span></text:p>
      <text:p text:style-name="P31"><text:tab/><text:span text:style-name="T13">P(x1 in G2) = 1/(sqrt((2pi)*23.4375)) exp(-(1-16.25)^2/(2*23.4375))*0.533 = 0.000049</text:span></text:p>
      <text:p text:style-name="P26"><text:tab/><text:span text:style-name="T13">p(x1) = [.992,.008]</text:span></text:p>
      <text:p text:style-name="P28"><text:tab/><text:span text:style-name="T12">P(x2 in G1) = 1/(sqrt((2pi)^3*16.531)) exp(-(10-3.57)^2/(2*16.531))*0.467 = 0.002088</text:span></text:p>
      <text:p text:style-name="P30"><text:tab/><text:span text:style-name="T13">P(x2 in G2) = 1/(sqrt((2pi)^3*23.4375)) exp(-(10-16.25)^2/(2*23.4375))*0.533 = 0.00304</text:span></text:p>
      <text:p text:style-name="P26"><text:tab/><text:span text:style-name="T13">p(x2) = [.407,.593]</text:span></text:p>
      <text:p text:style-name="P29"><text:tab/><text:span text:style-name="T12">P(x3 in G1) = 1/(sqrt((2pi)^3*16.531)) exp(-(20-3.57)^2/(2*16.531))*0.467 = 0.00000207475</text:span></text:p>
      <text:p text:style-name="P29"><text:tab/><text:span text:style-name="T13">P(x3 in G2) = 1/(sqrt((2pi)^3*23.4375)) exp(-(20-16.25)^2/(2*23.4375))*0.533 = 0.0052</text:span></text:p>
      <text:p text:style-name="P27"><text:span text:style-name="T13"><text:tab/>p(x3) = [.0004,.9996]</text:span></text:p>
      <text:p text:style-name="P27"/>
      <text:p text:style-name="P32">R = <text:tab/>[.992,008;</text:p>
      <text:p text:style-name="P32"><text:tab/>.407,.593;</text:p>
      <text:p text:style-name="P32"><text:tab/>.0004,.9996]</text:p>
      <text:p text:style-name="P10"/>
      <text:p text:style-name="P8">Problem 3</text:p>
      <text:p text:style-name="P19">3.5.1</text:p>
      <text:p text:style-name="P21">k = 2</text:p>
      <text:p text:style-name="P22">Sum of square for cluster 0 225155125.777 </text:p>
      <text:p text:style-name="P22">Sum of square for cluster 1 311321976.766 </text:p>
      <text:p text:style-name="P22">Cluster 0 Prediction digit is 3 with accuracy 0.586592178771 </text:p>
      <text:p text:style-name="P22">Cluster 1 Prediction digit is 1 with accuracy 0.420560747664</text:p>
      <text:p text:style-name="P21">k = 4</text:p>
      <text:p text:style-name="P23">Sum of square for cluster 0 203383369.182 </text:p>
      <text:p text:style-name="P23">Sum of square for cluster 1 52732480.3557 </text:p>
      <text:p text:style-name="P23">Sum of square for cluster 2 155152084.241 </text:p>
      <text:p text:style-name="P23">Sum of square for cluster 3 49843010.184 </text:p>
      <text:p text:style-name="P23">Cluster 0 Prediction digit is 3 with accuracy 0.645833333333 </text:p>
      <text:p text:style-name="P23">Cluster 1 Prediction digit is 1 with accuracy 0.768041237113 </text:p>
      <text:p text:style-name="P23">Cluster 2 Prediction digit is 7 with accuracy 0.879478827362 </text:p>
      <text:p text:style-name="P23">Cluster 3 Prediction digit is 1 with accuracy 0.742331288344</text:p>
      <text:p text:style-name="P20">k = 6</text:p>
      <text:p text:style-name="P24">Sum of square for cluster 0 75269667.8857 </text:p>
      <text:p text:style-name="P24">Sum of square for cluster 1 42761918.8889 </text:p>
      <text:p text:style-name="P24">Sum of square for cluster 2 126321953.551 </text:p>
      <text:p text:style-name="P24">Sum of square for cluster 3 35728424.4173 </text:p>
      <text:p text:style-name="P24">Sum of square for cluster 4 96570226.7368 </text:p>
      <text:p text:style-name="P24">Sum of square for cluster 5 54696991.4369 </text:p>
      <text:p text:style-name="P24">Cluster 0 Prediction digit is 5 with accuracy 0.707142857143 </text:p>
      <text:p text:style-name="P24">Cluster 1 Prediction digit is 1 with accuracy 0.844444444444 </text:p>
      <text:p text:style-name="P24"><text:soft-page-break/>Cluster 2 Prediction digit is 7 with accuracy 0.985018726592 </text:p>
      <text:p text:style-name="P24">Cluster 3 Prediction digit is 1 with accuracy 0.848920863309 </text:p>
      <text:p text:style-name="P24">Cluster 4 Prediction digit is 3 with accuracy 0.748538011696 </text:p>
      <text:p text:style-name="P24">Cluster 5 Prediction digit is 3 with accuracy 0.582524271845</text:p>
      <text:p text:style-name="P19"/>
      <text:p text:style-name="P19">3.5.2</text:p>
      <text:p text:style-name="P19">Iterations 8. </text:p>
      <text:p text:style-name="P19"/>
      <text:p text:style-name="P17">3.5.3</text:p>
      <text:p text:style-name="P17"/>
      <text:p text:style-name="P17"><draw:frame draw:style-name="fr3" draw:name="Object2" text:anchor-type="paragraph" svg:width="6.2992in" svg:height="3.5429in" draw:z-index="2"><draw:object xlink:href="./Object 2" xlink:type="simple" xlink:show="embed" xlink:actuate="onLoad"/><draw:image xlink:href="./ObjectReplacements/Object 2" xlink:type="simple" xlink:show="embed" xlink:actuate="onLoad"/></draw:frame><text:tab/></text:p>
      <text:p text:style-name="P18"><draw:frame draw:style-name="fr4" draw:name="Object1" text:anchor-type="paragraph" svg:x="0.3465in" svg:y="1.5937in" svg:width="6.2992in" svg:height="3.5429in" draw:z-index="1"><draw:object xlink:href="./Object 1" xlink:type="simple" xlink:show="embed" xlink:actuate="onLoad"/><draw:image xlink:href="./ObjectReplacements/Object 1" xlink:type="simple" xlink:show="embed" xlink:actuate="onLoad"/></draw:frame>3.5.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7:11.298450290</meta:creation-date>
    <meta:generator>LibreOffice/4.2.8.2$Linux_X86_64 LibreOffice_project/420$Build-2</meta:generator>
    <dc:date>2015-03-12T17:18:55.721252691</dc:date>
    <meta:editing-duration>P2DT6H4M34S</meta:editing-duration>
    <meta:editing-cycles>63</meta:editing-cycles>
    <meta:document-statistic meta:table-count="0" meta:image-count="2" meta:object-count="3" meta:page-count="3" meta:paragraph-count="67" meta:word-count="403" meta:character-count="2455" meta:non-whitespace-character-count="20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36cm" svg:y="4.2cm" style:legend-expansion="high" chart:style-name="ch2"/>
        <chart:plot-area chart:style-name="ch3" chart:data-source-has-labels="both" svg:x="0.319cm" svg:y="0.179cm" svg:width="13.098cm" svg:height="8.641cm">
          <chartooo:coordinate-region svg:x="1.046cm" svg:y="0.379cm" svg:width="12.371cm" svg:height="7.794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2692307692">
                <text:p>0.932692307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8870056497">
                <text:p>0.598870056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1165048544">
                <text:p>0.961165048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9166666667">
                <text:p>0.9791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260869565">
                <text:p>0.9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9540229885">
                <text:p>0.919540229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2180451128">
                <text:p>0.872180451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7032967033">
                <text:p>0.967032967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696969697">
                <text:p>0.969696969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36cm" svg:y="4.2cm" style:legend-expansion="high" chart:style-name="ch2"/>
        <chart:plot-area chart:style-name="ch3" chart:data-source-has-labels="both" svg:x="0.319cm" svg:y="0.179cm" svg:width="13.098cm" svg:height="8.641cm">
          <chartooo:coordinate-region svg:x="2.237cm" svg:y="0.378cm" svg:width="11.18cm" svg:height="7.795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679729.2692">
                <text:p>53679729.2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02997.625">
                <text:p>25802997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69470.61">
                <text:p>10206947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38475.0097">
                <text:p>16438475.0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41378.6875">
                <text:p>16941378.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93954.5217">
                <text:p>16693954.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6214.9195">
                <text:p>19066214.9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77600.9023">
                <text:p>65577600.9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594256.4835">
                <text:p>39594256.4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37889.3737">
                <text:p>30437889.3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0.94cm" svg:y="0.378cm" svg:width="11.794cm" svg:height="7.795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